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T26" style:parent-style-name="Hyperlink" style:family="text">
      <style:text-properties fo:language="en" fo:country="US"/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Heading2" style:family="paragraph">
      <style:text-properties fo:language="en" fo:country="US"/>
    </style:style>
    <style:style style:name="P44" style:parent-style-name="Heading2" style:family="paragraph">
      <style:text-properties fo:language="en" fo:country="US"/>
    </style:style>
    <style:style style:name="P45" style:parent-style-name="Heading2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Heading3" style:family="paragraph">
      <style:text-properties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fo:font-size="10pt" style:font-size-asian="10pt" style:font-size-complex="10pt" fo:background-color="#FFFFFF" fo:language="en" fo:country="US"/>
    </style:style>
    <style:style style:name="T51" style:parent-style-name="DefaultParagraphFont" style:family="text">
      <style:text-properties fo:font-size="10pt" style:font-size-asian="10pt" style:font-size-complex="10pt" fo:background-color="#FFFFFF"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Heading3" style:family="paragraph">
      <style:text-properties fo:language="en" fo:country="US"/>
    </style:style>
    <style:style style:name="P54" style:parent-style-name="Standard" style:family="paragraph">
      <style:text-properties fo:font-size="10pt" style:font-size-asian="10pt" style:font-size-complex="10pt" fo:language="en" fo:country="US"/>
    </style:style>
    <style:style style:name="P55" style:parent-style-name="Heading3" style:family="paragraph">
      <style:text-properties fo:language="en" fo:country="US"/>
    </style:style>
    <style:style style:name="P56" style:parent-style-name="Heading3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Heading2" style:family="paragraph">
      <style:text-properties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Heading3" style:family="paragraph">
      <style:text-properties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P63" style:parent-style-name="Heading3" style:family="paragraph">
      <style:text-properties fo:language="en" fo:country="US"/>
    </style:style>
    <style:style style:name="P64" style:parent-style-name="Heading3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Heading4" style:family="paragraph">
      <style:text-properties fo:language="en" fo:country="US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Heading4" style:family="paragraph">
      <style:text-properties fo:language="en" fo:country="US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Heading4" style:family="paragraph">
      <style:text-properties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T74" style:parent-style-name="DefaultParagraphFont" style:family="text">
      <style:text-properties fo:font-size="10pt" style:font-size-asian="10pt" style:font-size-complex="10pt" fo:language="en" fo:country="US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Heading4" style:family="paragraph">
      <style:text-properties fo:language="en" fo:country="US"/>
    </style:style>
    <style:style style:name="P83" style:parent-style-name="Standard" style:family="paragraph">
      <style:text-properties fo:font-size="10pt" style:font-size-asian="10pt" style:font-size-complex="10pt" fo:language="en" fo:country="US"/>
    </style:style>
    <style:style style:name="P84" style:parent-style-name="Standard" style:family="paragraph">
      <style:paragraph-properties fo:text-indent="0.9055in"/>
    </style:style>
    <style:style style:name="T85" style:parent-style-name="DefaultParagraphFont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89" style:parent-style-name="DefaultParagraphFont" style:family="text">
      <style:text-properties fo:font-size="10pt" style:font-size-asian="10pt" style:font-size-complex="10pt"/>
    </style:style>
    <style:style style:name="T90" style:parent-style-name="DefaultParagraphFont" style:family="text">
      <style:text-properties fo:font-size="10pt" style:font-size-asian="10pt" style:font-size-complex="10pt"/>
    </style:style>
    <style:style style:name="P91" style:parent-style-name="Standard" style:family="paragraph">
      <style:text-properties fo:font-size="10pt" style:font-size-asian="10pt" style:font-size-complex="10pt"/>
    </style:style>
    <style:style style:name="P92" style:parent-style-name="Heading4" style:family="paragraph">
      <style:text-properties fo:language="en" fo:country="US"/>
    </style:style>
    <style:style style:name="T93" style:parent-style-name="DefaultParagraphFont" style:family="text">
      <style:text-properties fo:font-size="10pt" style:font-size-asian="10pt" style:font-size-complex="10pt" fo:language="en" fo:country="US"/>
    </style:style>
    <style:style style:name="P94" style:parent-style-name="Heading4" style:family="paragraph">
      <style:text-properties fo:language="en" fo:country="US"/>
    </style:style>
    <style:style style:name="P95" style:parent-style-name="Heading4" style:family="paragraph">
      <style:text-properties fo:language="en" fo:country="US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Heading3" style:family="paragraph">
      <style:text-properties fo:language="en" fo:country="US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Heading3" style:family="paragraph">
      <style:text-properties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T106" style:parent-style-name="DefaultParagraphFont" style:family="text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Heading4" style:family="paragraph">
      <style:text-properties fo:language="en" fo:country="US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Heading3" style:family="paragraph">
      <style:text-properties fo:language="en" fo:country="US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T116" style:parent-style-name="DefaultParagraphFont" style:family="text">
      <style:text-properties fo:font-size="10pt" style:font-size-asian="10pt" style:font-size-complex="10pt" fo:language="en" fo:country="US"/>
    </style:style>
    <style:style style:name="T117" style:parent-style-name="DefaultParagraphFont" style:family="text">
      <style:text-properties fo:font-size="10pt" style:font-size-asian="10pt" style:font-size-complex="10pt" fo:language="en" fo:country="US"/>
    </style:style>
    <style:style style:name="T118" style:parent-style-name="DefaultParagraphFont" style:family="text">
      <style:text-properties fo:font-size="10pt" style:font-size-asian="10pt" style:font-size-complex="10pt" fo:language="en" fo:country="US"/>
    </style:style>
    <style:style style:name="T119" style:parent-style-name="DefaultParagraphFont" style:family="text">
      <style:text-properties fo:font-size="10pt" style:font-size-asian="10pt" style:font-size-complex="10pt" fo:language="en" fo:country="US"/>
    </style:style>
    <style:style style:name="T120" style:parent-style-name="DefaultParagraphFont" style:family="text">
      <style:text-properties fo:font-size="10pt" style:font-size-asian="10pt" style:font-size-complex="10pt" fo:language="en" fo:country="US"/>
    </style:style>
    <style:style style:name="T121" style:parent-style-name="DefaultParagraphFont" style:family="text">
      <style:text-properties fo:font-size="10pt" style:font-size-asian="10pt" style:font-size-complex="10pt" fo:language="en" fo:country="US"/>
    </style:style>
    <style:style style:name="P122" style:parent-style-name="Standard" style:family="paragraph">
      <style:text-properties fo:font-size="10pt" style:font-size-asian="10pt" style:font-size-complex="10pt" fo:language="en" fo:country="US"/>
    </style:style>
    <style:style style:name="T123" style:parent-style-name="DefaultParagraphFont" style:family="text">
      <style:text-properties fo:font-size="10pt" style:font-size-asian="10pt" style:font-size-complex="10pt" fo:language="en" fo:country="US"/>
    </style:style>
    <style:style style:name="T124" style:parent-style-name="DefaultParagraphFont" style:family="text">
      <style:text-properties fo:font-size="10pt" style:font-size-asian="10pt" style:font-size-complex="10pt" fo:language="en" fo:country="US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P126" style:parent-style-name="Standard" style:family="paragraph">
      <style:text-properties fo:font-size="10pt" style:font-size-asian="10pt" style:font-size-complex="10pt" fo:language="en" fo:country="US"/>
    </style:style>
    <style:style style:name="T127" style:parent-style-name="DefaultParagraphFont" style:family="text">
      <style:text-properties fo:font-size="10pt" style:font-size-asian="10pt" style:font-size-complex="10pt" fo:language="en" fo:country="US"/>
    </style:style>
    <style:style style:name="T128" style:parent-style-name="DefaultParagraphFont" style:family="text">
      <style:text-properties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0pt" style:font-size-asian="10pt" style:font-size-complex="10pt" fo:language="en" fo:country="US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T134" style:parent-style-name="DefaultParagraphFont" style:family="text">
      <style:text-properties fo:font-size="14pt" style:font-size-asian="14pt" style:font-size-complex="14pt" fo:language="en" fo:country="US"/>
    </style:style>
    <style:style style:name="T135" style:parent-style-name="DefaultParagraphFont" style:family="text">
      <style:text-properties fo:font-size="14pt" style:font-size-asian="14pt" style:font-size-complex="14pt" fo:language="en" fo:country="US"/>
    </style:style>
    <style:style style:name="T136" style:parent-style-name="DefaultParagraphFont" style:family="text">
      <style:text-properties fo:font-size="10pt" style:font-size-asian="10pt" style:font-size-complex="10pt" fo:language="en" fo:country="US"/>
    </style:style>
    <style:style style:name="T137" style:parent-style-name="DefaultParagraphFont" style:family="text">
      <style:text-properties fo:font-size="10pt" style:font-size-asian="10pt" style:font-size-complex="10pt" fo:language="en" fo:country="US"/>
    </style:style>
    <style:style style:name="T138" style:parent-style-name="DefaultParagraphFont" style:family="text">
      <style:text-properties fo:font-size="10pt" style:font-size-asian="10pt" style:font-size-complex="10pt" fo:language="en" fo:country="US"/>
    </style:style>
    <style:style style:name="P139" style:parent-style-name="Standard" style:family="paragraph">
      <style:text-properties fo:font-size="10pt" style:font-size-asian="10pt" style:font-size-complex="10pt" fo:language="en" fo:country="US"/>
    </style:style>
    <style:style style:name="T140" style:parent-style-name="DefaultParagraphFont" style:family="text">
      <style:text-properties fo:font-size="14pt" style:font-size-asian="14pt" style:font-size-complex="14pt" fo:language="en" fo:country="US"/>
    </style:style>
    <style:style style:name="P141" style:parent-style-name="Standard" style:family="paragraph">
      <style:text-properties fo:font-size="14pt" style:font-size-asian="14pt" style:font-size-complex="14pt" fo:language="en" fo:country="US"/>
    </style:style>
    <style:style style:name="P142" style:parent-style-name="Standard" style:family="paragraph">
      <style:paragraph-properties fo:text-align="justify"/>
    </style:style>
    <style:style style:name="T143" style:parent-style-name="DefaultParagraphFont" style:family="text">
      <style:text-properties fo:font-size="10pt" style:font-size-asian="10pt" style:font-size-complex="10pt" fo:language="en" fo:country="US"/>
    </style:style>
    <style:style style:name="T144" style:parent-style-name="DefaultParagraphFont" style:family="text">
      <style:text-properties fo:font-size="10pt" style:font-size-asian="10pt" style:font-size-complex="10pt" fo:language="en" fo:country="US"/>
    </style:style>
    <style:style style:name="P145" style:parent-style-name="Standard" style:family="paragraph">
      <style:text-properties fo:font-size="10pt" style:font-size-asian="10pt" style:font-size-complex="10pt" fo:language="en" fo:country="US"/>
    </style:style>
    <style:style style:name="T146" style:parent-style-name="DefaultParagraphFont" style:family="text">
      <style:text-properties fo:font-size="14pt" style:font-size-asian="14pt" style:font-size-complex="14pt" fo:language="en" fo:country="US"/>
    </style:style>
    <style:style style:name="T147" style:parent-style-name="DefaultParagraphFont" style:family="text">
      <style:text-properties fo:font-size="10pt" style:font-size-asian="10pt" style:font-size-complex="10pt" fo:language="en" fo:country="US"/>
    </style:style>
    <style:style style:name="P148" style:parent-style-name="Standard" style:family="paragraph">
      <style:text-properties fo:font-size="14pt" style:font-size-asian="14pt" style:font-size-complex="14pt" fo:language="en" fo:country="US"/>
    </style:style>
    <style:style style:name="T149" style:parent-style-name="DefaultParagraphFont" style:family="text">
      <style:text-properties fo:font-size="14pt" style:font-size-asian="14pt" style:font-size-complex="14pt"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size="14pt" style:font-size-asian="14pt" style:font-size-complex="14pt" fo:language="en" fo:country="US"/>
    </style:style>
    <style:style style:name="P153" style:parent-style-name="Standard" style:family="paragraph">
      <style:text-properties fo:font-size="14pt" style:font-size-asian="14pt" style:font-size-complex="14pt"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Heading3" style:family="paragraph">
      <style:text-properties fo:language="en" fo:country="US"/>
    </style:style>
    <style:style style:name="P156" style:parent-style-name="Standard" style:family="paragraph">
      <style:text-properties fo:language="en" fo:country="US"/>
    </style:style>
    <style:style style:name="T157" style:parent-style-name="DefaultParagraphFont" style:family="text">
      <style:text-properties style:font-weight-complex="bold" fo:language="en" fo:country="US"/>
    </style:style>
    <style:style style:name="P158" style:parent-style-name="Standard" style:family="paragraph">
      <style:text-properties fo:language="en" fo:country="US"/>
    </style:style>
    <style:style style:name="P159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bookmark-start text:name="_Toc321854483"/>System design document for Sleep App<text:bookmark-end text:name="_Toc321854483"/></text:h>
      <text:p text:style-name="P2"/>
      <text:p text:style-name="P3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21854483" office:target-frame-name="_top" xlink:show="replace"><text:span text:style-name="T5">System design document for Sleep App</text:span><text:tab/>1</text:a></text:p>
          <text:p text:style-name="P6"><text:a xlink:href="#_Toc321854484" office:target-frame-name="_top" xlink:show="replace"><text:span text:style-name="T7">1 Introduction</text:span><text:tab/>2</text:a></text:p>
          <text:p text:style-name="P8"><text:a xlink:href="#_Toc321854485" office:target-frame-name="_top" xlink:show="replace"><text:span text:style-name="T9">1.1 Design goals</text:span><text:tab/>2</text:a></text:p>
          <text:p text:style-name="P10"><text:a xlink:href="#_Toc321854486" office:target-frame-name="_top" xlink:show="replace"><text:span text:style-name="T11">1.2 Definitions, acronyms and abbreviations</text:span><text:tab/>2</text:a></text:p>
          <text:p text:style-name="P12"><text:a xlink:href="#_Toc321854487" office:target-frame-name="_top" xlink:show="replace"><text:span text:style-name="T13">1.3 References</text:span><text:tab/>2</text:a></text:p>
          <text:p text:style-name="P14"><text:a xlink:href="#_Toc321854488" office:target-frame-name="_top" xlink:show="replace"><text:span text:style-name="T15">2 Proposed system architecture</text:span><text:tab/>2</text:a></text:p>
          <text:p text:style-name="P16"><text:a xlink:href="#_Toc321854489" office:target-frame-name="_top" xlink:show="replace"><text:span text:style-name="T17">2.1 Overview</text:span><text:tab/>3</text:a></text:p>
          <text:p text:style-name="P18"><text:a xlink:href="#_Toc321854490" office:target-frame-name="_top" xlink:show="replace"><text:span text:style-name="T19">2.2 Software decomposition</text:span><text:tab/>3</text:a></text:p>
          <text:p text:style-name="P20"><text:a xlink:href="#_Toc321854491" office:target-frame-name="_top" xlink:show="replace"><text:span text:style-name="T21">2.3 Concurrency issues</text:span><text:tab/>3</text:a></text:p>
          <text:p text:style-name="P22"><text:a xlink:href="#_Toc321854492" office:target-frame-name="_top" xlink:show="replace"><text:span text:style-name="T23">2.4 Persistent data management</text:span><text:tab/>3</text:a></text:p>
          <text:p text:style-name="P24"><text:a xlink:href="#_Toc321854493" office:target-frame-name="_top" xlink:show="replace"><text:span text:style-name="T25">2.6 Bo</text:span><text:span text:style-name="T26">undary conditions</text:span><text:tab/>4</text:a></text:p>
          <text:p text:style-name="P27"><text:a xlink:href="#_Toc321854494" office:target-frame-name="_top" xlink:show="replace"><text:span text:style-name="Hyperlink">2.9 References</text:span><text:tab/>6</text:a></text:p>
          <text:p text:style-name="P28"><text:a xlink:href="#_Toc321854495" office:target-frame-name="_top" xlink:show="replace"><text:span text:style-name="Hyperlink">APPENDIX</text:span><text:tab/>6</text:a></text:p>
        </text:index-body>
      </text:table-of-content>
      <text:p text:style-name="P29"/>
      <text:p text:style-name="P30"/>
      <text:p text:style-name="P31"/>
      <text:p text:style-name="Normal"/>
      <text:p text:style-name="P32"/>
      <text:p text:style-name="P33"/>
      <text:p text:style-name="P34"><text:s text:c="2"/>Version:<text:s/><text:tab/>0.1</text:p>
      <text:p text:style-name="P35"/>
      <text:p text:style-name="P36"><text:s text:c="2"/>Date:<text:s/><text:tab/>12-04-10</text:p>
      <text:p text:style-name="P37"/>
      <text:p text:style-name="P38"><text:s text:c="2"/>Author:<text:s/><text:tab/>Group Sleep App</text:p>
      <text:p text:style-name="P39"/>
      <text:p text:style-name="P40"/>
      <text:p text:style-name="P41"/>
      <text:p text:style-name="P42"/>
      <text:h text:style-name="P43" text:outline-level="2"><text:bookmark-start text:name="_Toc321854484"/></text:h>
      <text:h text:style-name="P44" text:outline-level="2"/>
      <text:h text:style-name="P45" text:outline-level="2">1 Introduction<text:bookmark-end text:name="_Toc321854484"/></text:h>
      <text:p text:style-name="P46"/>
      <text:h text:style-name="P47" text:outline-level="3"><text:bookmark-start text:name="_Toc321854485"/>1.1 Design goals<text:bookmark-end text:name="_Toc321854485"/></text:h>
      <text:p text:style-name="Standard"><text:span text:style-name="T48">The goal is to follow the MVC<text:s/></text:span><text:span text:style-name="T49">pattern as closely as possible. This is to make a clear separation of the logic and view as well as a way to make it more easily portable. Since the view is closely tied to the Libgdx package and Android system, the controller and<text:s/></text:span><text:span text:style-name="T50">particularly the model wi</text:span><text:span text:style-name="T51">ll be designed with a very loose coupling to the view.</text:span></text:p>
      <text:p text:style-name="P52"/>
      <text:h text:style-name="P53" text:outline-level="3"><text:bookmark-start text:name="_Toc321854486"/>1.2 Definitions, acronyms and abbreviations<text:bookmark-end text:name="_Toc321854486"/><text:s/></text:h>
      <text:p text:style-name="P54">MVC - Model View Controller. A widely used design pattern decoupling the logic and the view using a controller object as a middle hand.</text:p>
      <text:h text:style-name="P55" text:outline-level="3"/>
      <text:h text:style-name="P56" text:outline-level="3"><text:bookmark-start text:name="_Toc321854487"/>1.3 References<text:bookmark-end text:name="_Toc321854487"/></text:h>
      <text:p text:style-name="P57"/>
      <text:h text:style-name="P58" text:outline-level="2"><text:bookmark-start text:name="_Toc321854488"/>2<text:s/>Proposed system architecture<text:bookmark-end text:name="_Toc321854488"/></text:h>
      <text:p text:style-name="Standard"><text:span text:style-name="T59">In this section we propose a high level architecture.</text:span></text:p>
      <text:p text:style-name="P60"/>
      <text:h text:style-name="P61" text:outline-level="3"><text:bookmark-start text:name="_Toc321854489"/>2.1 Overview<text:bookmark-end text:name="_Toc321854489"/><text:s/></text:h>
      <text:p text:style-name="Standard"><text:span text:style-name="T62">We will use the MVC architecture.</text:span></text:p>
      <text:h text:style-name="P63" text:outline-level="3"/>
      <text:h text:style-name="P64" text:outline-level="3"><text:bookmark-start text:name="_Toc321854490"/>2.2 Software decomposition<text:bookmark-end text:name="_Toc321854490"/></text:h>
      <text:p text:style-name="P65"/>
      <text:h text:style-name="P66" text:outline-level="4">2.2.1 General</text:h>
      <text:p text:style-name="Standard"><text:span text:style-name="T67">So the software is decomposed into the Model, the View and the Controller.</text:span></text:p>
      <text:p text:style-name="P68"/>
      <text:h text:style-name="P69" text:outline-level="4">2.2.2<text:s/>Tiers</text:h>
      <text:p text:style-name="Standard"><text:span text:style-name="T70">We understand this to be the same thing as Layers so see 2.2.5</text:span></text:p>
      <text:p text:style-name="P71"/>
      <text:h text:style-name="P72" text:outline-level="4">2.2.3 Communication</text:h>
      <text:p text:style-name="Standard"><text:span text:style-name="T73">The Controller contains the Model and the View and tells them when they should update them self.</text:span></text:p>
      <text:p text:style-name="Standard"><text:span text:style-name="T74">The</text:span><text:span text:style-name="T75"><text:s/>View contains the Model so that it<text:s/></text:span><text:span text:style-name="T76">get</text:span><text:span text:style-name="T77">s</text:span><text:span text:style-name="T78"><text:s/>the necessary informat</text:span><text:span text:style-name="T79">ion about the application</text:span><text:span text:style-name="T80">.</text:span></text:p>
      <text:p text:style-name="P81"/>
      <text:h text:style-name="P82" text:outline-level="4">2.2.4 Decomposition into subsystems<text:s/></text:h>
      <text:p text:style-name="P83">GUI -<text:tab/>Main menu.<text:s/></text:p>
      <text:p text:style-name="P84"><text:span text:style-name="T85">Settings</text:span><text:span text:style-name="T86"><text:s/>menu.</text:span></text:p>
      <text:p text:style-name="Standard"><text:span text:style-name="T87"><text:tab/></text:span><text:span text:style-name="T88">Alarm menu</text:span><text:span text:style-name="T89"><text:s/></text:span></text:p>
      <text:p text:style-name="Standard"><text:span text:style-name="T90"><text:tab/>Sleep Information Menu</text:span></text:p>
      <text:p text:style-name="P91"/>
      <text:h text:style-name="P92" text:outline-level="4">2.2.5 Layering</text:h>
      <text:p text:style-name="Standard"><text:span text:style-name="T93">View acts as a top layer and model as logic layer encapsulating data layer.</text:span></text:p>
      <text:h text:style-name="P94" text:outline-level="4"/>
      <text:h text:style-name="P95" text:outline-level="4">2.2.6 Dependency analysis</text:h>
      <text:p text:style-name="Standard"><text:span text:style-name="T96">The GUI is dependent on the Model. The Controller is very loosely<text:s/></text:span><text:span text:style-name="T97">dependent</text:span><text:span text:style-name="T98"><text:s/>on GU</text:span><text:span text:style-name="T99">I and Model. The model is entirely independent.<text:s/></text:span></text:p>
      <text:p text:style-name="P100"/>
      <text:h text:style-name="P101" text:outline-level="3"><text:bookmark-start text:name="_Toc321854491"/>2.3 Concurrency issues<text:bookmark-end text:name="_Toc321854491"/></text:h>
      <text:p text:style-name="Standard"><text:span text:style-name="T102">Generally no concurrency issues expected. Incoming calls and such are handled within the Android system.</text:span></text:p>
      <text:p text:style-name="P103"/>
      <text:h text:style-name="P104" text:outline-level="3"><text:bookmark-start text:name="_Toc321854492"/>2.4 Persistent data management<text:bookmark-end text:name="_Toc321854492"/></text:h>
      <text:p text:style-name="Standard"><text:span text:style-name="T105"><text:s/>We plan to store level information in text<text:s/></text:span><text:span text:style-name="T106">files. This will be stored in<text:s/></text:span><text:span text:style-name="T107">internal</text:span><text:span text:style-name="T108"><text:s/>files which means they will be stored relative to the assets directory on android.</text:span></text:p>
      <text:p text:style-name="P109"/>
      <text:h text:style-name="P110" text:outline-level="4">2.5 Access control and security</text:h>
      <text:p text:style-name="Standard"><text:span text:style-name="T111">No access control and no security.</text:span></text:p>
      <text:p text:style-name="P112"/>
      <text:h text:style-name="P113" text:outline-level="3"><text:bookmark-start text:name="_Toc321854493"/>2.6 Boundary conditions<text:bookmark-end text:name="_Toc321854493"/><text:s/></text:h>
      <text:p text:style-name="Standard"><text:span text:style-name="T114">When the<text:s/></text:span><text:span text:style-name="T115">application</text:span><text:span text:style-name="T116"><text:s/>starts it loads all<text:s/></text:span><text:span text:style-name="T117">resources such as pictures and<text:s/></text:span><text:span text:style-name="T118">texts. Then it displays the view to<text:s/></text:span><text:span text:style-name="T119">the user who can start to interact with the<text:s/></text:span><text:span text:style-name="T120">application</text:span><text:span text:style-name="T121">.</text:span></text:p>
      <text:p text:style-name="P122"/>
      <text:p text:style-name="Standard"><text:span text:style-name="T123">When the<text:s/></text:span><text:span text:style-name="T124">application</text:span><text:span text:style-name="T125"><text:s/>should close it disposes of all resources before closing.</text:span></text:p>
      <text:p text:style-name="P126"/>
      <text:p text:style-name="Standard"><text:span text:style-name="T127">When exceptions happen the<text:s/></text:span><text:span text:style-name="T128">application</text:span><text:span text:style-name="T129"><text:s/>should follow the same steps as<text:s/></text:span><text:span text:style-name="T130">when closing.</text:span></text:p>
      <text:p text:style-name="P131"/>
      <text:p text:style-name="P132"/>
      <text:p text:style-name="P133"/>
      <text:p text:style-name="Standard"><text:span text:style-name="T134">Sleep App</text:span><text:span text:style-name="T135"><text:s/>PACKAGE</text:span></text:p>
      <text:p text:style-name="Standard"><text:span text:style-name="T136">Fig. 1.<text:s/></text:span><text:span text:style-name="T137">Sleep App<text:s/></text:span><text:span text:style-name="T138">package class diagram.</text:span></text:p>
      <text:p text:style-name="P139"/>
      <text:p text:style-name="Standard"><text:span text:style-name="T140">MODEL PACKAGE</text:span></text:p>
      <text:p text:style-name="P141"/>
      <text:p text:style-name="P142"><text:span text:style-name="T143">Fig. 2. Model package class diagram 1.</text:span></text:p>
      <text:p text:style-name="Standard"/>
      <text:p text:style-name="Standard"><text:span text:style-name="T144">Fig. 3. Model package class diagram 2.</text:span></text:p>
      <text:p text:style-name="P145"/>
      <text:p text:style-name="Standard"><text:span text:style-name="T146">VIEW PACKAGE</text:span></text:p>
      <text:p text:style-name="Standard"><text:span text:style-name="T147">Fig. 4. View package class diagram.</text:span></text:p>
      <text:p text:style-name="P148"/>
      <text:p text:style-name="Standard"><text:span text:style-name="T149">Class description</text:span></text:p>
      <text:p text:style-name="Standard"><text:span text:style-name="T150">A short<text:s/></text:span><text:span text:style-name="T151">description of some of the vital classes</text:span><text:span text:style-name="T152">.</text:span></text:p>
      <text:p text:style-name="P153"/>
      <text:p text:style-name="P154"/>
      <text:h text:style-name="P155" text:outline-level="3">2.8 Build/Release Procedure<text:s/></text:h>
      <text:p text:style-name="P156"/>
      <text:p text:style-name="Standard"><text:bookmark-start text:name="_GoBack"/><text:span text:style-name="T157">See Build-release.odt</text:span><text:bookmark-end text:name="_GoBack"/></text:p>
      <text:p text:style-name="P158"/>
      <text:p text:style-name="P159"/>
      <text:h text:style-name="Heading3" text:outline-level="3"><text:bookmark-start text:name="_Toc321854494"/>2.9 References<text:bookmark-end text:name="_Toc321854494"/><text:s/></text:h>
      <text:p text:style-name="Standard"/>
      <text:h text:style-name="Heading2" text:outline-level="2"><text:s text:c="2"/><text:bookmark-start text:name="_Toc321854495"/>APPENDIX<text:bookmark-end text:name="_Toc321854495"/><text:s/></text:h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andard" style:display-name="Standard" style:family="paragraph">
      <style:paragraph-properties style:punctuation-wrap="simple" style:text-autospace="none" fo:margin-bottom="0in"/>
      <style:text-properties style:font-name="Arial" style:font-name-asian="Arial" style:font-name-complex="Arial" fo:color="#000000" style:letter-kerning="true" style:language-asian="sv" style:country-asian="SE" fo:hyphenate="false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0T18:58:00Z</meta:creation-date>
    <dc:date>2012-05-09T13:30:00Z</dc:date>
    <meta:template xlink:href="Normal" xlink:type="simple"/>
    <meta:editing-cycles>6</meta:editing-cycles>
    <meta:editing-duration>PT5700S</meta:editing-duration>
    <meta:document-statistic meta:page-count="1" meta:paragraph-count="6" meta:word-count="550" meta:character-count="3465" meta:row-count="24" meta:non-whitespace-character-count="2921"/>
  </office:meta>
</office:document-meta>
</file>